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900001B36000019BBAF9598A3.wmf" manifest:media-type=""/>
  <manifest:file-entry manifest:full-path="Pictures/10000000000001F4000001F4050E397E.png" manifest:media-type=""/>
  <manifest:file-entry manifest:full-path="Pictures/200000090000194E0000185BD06483F0.wmf" manifest:media-type=""/>
  <manifest:file-entry manifest:full-path="Pictures/2000000900001B0000001BBE51A86CE4.wmf" manifest:media-type=""/>
  <manifest:file-entry manifest:full-path="Pictures/10000000000001F4000001F4BCA5F6D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style:vertical-pos="from-top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7" text:anchor-type="as-char" svg:y="-2.783cm" svg:width="4.001cm" svg:height="4.001cm" draw:z-index="0"><draw:image xlink:href="Pictures/10000000000001F4000001F4BCA5F6D1.png" xlink:type="simple" xlink:show="embed" xlink:actuate="onLoad"/></draw:frame><draw:frame draw:style-name="fr1" draw:name="graphics8" text:anchor-type="as-char" svg:y="-3.154cm" svg:width="4.001cm" svg:height="4.001cm" draw:z-index="1"><draw:image xlink:href="Pictures/200000090000194E0000185BD06483F0.wmf" xlink:type="simple" xlink:show="embed" xlink:actuate="onLoad"/></draw:frame><draw:frame draw:style-name="fr1" draw:name="graphics13" text:anchor-type="as-char" svg:y="-3.789cm" svg:width="4.001cm" svg:height="4.001cm" draw:z-index="2"><draw:image xlink:href="Pictures/10000000000001F4000001F4050E397E.png" xlink:type="simple" xlink:show="embed" xlink:actuate="onLoad"/></draw:frame><draw:frame draw:style-name="fr1" draw:name="graphics12" text:anchor-type="as-char" svg:y="4.202cm" svg:width="4.001cm" svg:height="4.001cm" draw:z-index="3"><draw:image xlink:href="Pictures/2000000900001B36000019BBAF9598A3.wmf" xlink:type="simple" xlink:show="embed" xlink:actuate="onLoad"/></draw:frame><draw:frame draw:style-name="fr2" draw:name="graphics16" text:anchor-type="as-char" svg:width="4.001cm" svg:height="3.999cm" draw:z-index="4"><draw:image xlink:href="Pictures/2000000900001B0000001BBE51A86CE4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a Herrera</meta:initial-creator>
    <meta:creation-date>2013-08-08T20:11:40</meta:creation-date>
    <dc:date>2013-08-27T09:53:36</dc:date>
    <dc:creator>Mariana 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5" meta:object-count="0" meta:page-count="1" meta:paragraph-count="1" meta:word-count="0" meta:character-count="0" meta:non-whitespace-character-count="0"/>
  </office:meta>
</office:document-meta>
</file>